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235*"/>
    </style:style>
    <style:style style:name="Table1.B" style:family="table-column">
      <style:table-column-properties style:column-width="6.334cm" style:rel-column-width="3591*"/>
    </style:style>
    <style:style style:name="Table1.C" style:family="table-column">
      <style:table-column-properties style:column-width="7.788cm" style:rel-column-width="4415*"/>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Text_20_body">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paragraph-properties fo:text-align="center" style:justify-single-word="false"/>
      <style:text-properties fo:color="#ffffff"/>
    </style:style>
    <style:style style:name="P66" style:family="paragraph" style:parent-style-name="Table_20_Contents">
      <style:text-properties fo:font-size="9.5pt" style:font-size-asian="9.5pt" style:font-size-complex="9.5pt"/>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Contents_20_1">
      <style:paragraph-properties>
        <style:tab-stops>
          <style:tab-stop style:position="0cm"/>
          <style:tab-stop style:position="3cm"/>
        </style:tab-stops>
      </style:paragraph-properties>
    </style:style>
    <style:style style:name="P74" style:family="paragraph" style:parent-style-name="Contents_20_2">
      <style:paragraph-properties>
        <style:tab-stops>
          <style:tab-stop style:position="0cm"/>
        </style:tab-stops>
      </style:paragraph-properties>
    </style:style>
    <style:style style:name="P7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9</text:p>
      <text:p text:style-name="P17">Installation and Configuration Guide</text:p>
      <text:p text:style-name="P7"/>
      <text:p text:style-name="P46">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9 – October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Chapter 1<text:tab/>About this Guide <text:s text:c="2"/><text:tab/>3</text:p>
          <text:p text:style-name="P73">Chapter 2<text:tab/>Introduction <text:s text:c="2"/><text:tab/>4</text:p>
          <text:p text:style-name="P74">Architecture <text:s text:c="2"/><text:tab/>5</text:p>
          <text:p text:style-name="P73">Chapter 3<text:tab/>System Requirements <text:s text:c="2"/><text:tab/>6</text:p>
          <text:p text:style-name="P74">Assumptions <text:s text:c="2"/><text:tab/>6</text:p>
          <text:p text:style-name="P74">Minimum Hardware Requirements <text:s text:c="2"/><text:tab/>7</text:p>
          <text:p text:style-name="P74">Operating System Requirements <text:s text:c="2"/><text:tab/>8</text:p>
          <text:p text:style-name="P73">Chapter 4<text:tab/>Installation <text:s text:c="2"/><text:tab/>9</text:p>
          <text:p text:style-name="P74">Software Downloads <text:s text:c="2"/><text:tab/>9</text:p>
          <text:p text:style-name="P74">Software Installation <text:s text:c="2"/><text:tab/>9</text:p>
          <text:p text:style-name="P73">Chapter 5<text:tab/>Configuration <text:s text:c="2"/><text:tab/>10</text:p>
          <text:p text:style-name="P74">GNUstep Environment Overview <text:s text:c="2"/><text:tab/>10</text:p>
          <text:p text:style-name="P74">Preferences Hierarchy <text:s text:c="2"/><text:tab/>11</text:p>
          <text:p text:style-name="P74">General Preferences <text:s text:c="2"/><text:tab/>12</text:p>
          <text:p text:style-name="P74">Authentication using LDAP <text:s text:c="2"/><text:tab/>16</text:p>
          <text:p text:style-name="P74">LDAP Attributes Indexing <text:s text:c="2"/><text:tab/>20</text:p>
          <text:p text:style-name="P74">Authenticating using C.A.S. <text:s text:c="2"/><text:tab/>20</text:p>
          <text:p text:style-name="P74">Database Configuration <text:s text:c="2"/><text:tab/>21</text:p>
          <text:p text:style-name="P74">Authentication using SQL <text:s text:c="2"/><text:tab/>23</text:p>
          <text:p text:style-name="P74">SMTP Server Configuration <text:s text:c="2"/><text:tab/>25</text:p>
          <text:p text:style-name="P74">IMAP Server Configuration <text:s text:c="2"/><text:tab/>25</text:p>
          <text:p text:style-name="P74">Web Interface Configuration <text:s text:c="2"/><text:tab/>27</text:p>
          <text:p text:style-name="P74">SOGo Configuration Summary <text:s text:c="2"/><text:tab/>30</text:p>
          <text:p text:style-name="P74">Multi-domains Configuration <text:s text:c="2"/><text:tab/>31</text:p>
          <text:p text:style-name="P74">Apache Configuration <text:s text:c="2"/><text:tab/>34</text:p>
          <text:p text:style-name="P74">Starting Services <text:s text:c="2"/><text:tab/>35</text:p>
          <text:p text:style-name="P74">EMail reminders <text:s text:c="2"/><text:tab/>35</text:p>
          <text:p text:style-name="P73"><text:soft-page-break/>Chapter 6<text:tab/>Managing User Accounts <text:s text:c="2"/><text:tab/>36</text:p>
          <text:p text:style-name="P74">Creating the SOGo Administrative Account <text:s text:c="2"/><text:tab/>36</text:p>
          <text:p text:style-name="P74">Creating a User Account <text:s text:c="2"/><text:tab/>36</text:p>
          <text:p text:style-name="P73">Chapter 7<text:tab/>Funambol <text:s text:c="2"/><text:tab/>38</text:p>
          <text:p text:style-name="P73">Chapter 8<text:tab/>Using SOGo <text:s text:c="2"/><text:tab/>41</text:p>
          <text:p text:style-name="P74">SOGo Web Interface <text:s text:c="2"/><text:tab/>41</text:p>
          <text:p text:style-name="P74">Mozilla Thunderbird and Lightning <text:s text:c="2"/><text:tab/>41</text:p>
          <text:p text:style-name="P74">Apple iCal 3 and 4 <text:s text:c="2"/><text:tab/>42</text:p>
          <text:p text:style-name="P74">Apple AddressBook (Mac OS X 10.6) <text:s text:c="2"/><text:tab/>42</text:p>
          <text:p text:style-name="P74">Funambol / Mobile Devices <text:s text:c="2"/><text:tab/>43</text:p>
          <text:p text:style-name="P73">Chapter 9<text:tab/>Additional Information <text:s text:c="2"/><text:tab/>44</text:p>
          <text:p text:style-name="P73">Chapter 10<text:tab/>Commercial Support and Contact Information <text:s text:c="2"/><text:tab/>45</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9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448898877"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79887205"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821580882" text:style-name="L3">
              <text:list-header>
                <text:p text:style-name="P53">◾ Intel, AMD or PowerPC CPU 3 GHz</text:p>
              </text:list-header>
            </text:list>
            <text:list xml:id="list1884030588"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149714525" text:style-name="L5">
              <text:list-header>
                <text:p text:style-name="P55">◾ Intel, AMD, or PowerPC CPU 1.5 GHz</text:p>
              </text:list-header>
            </text:list>
            <text:list xml:id="list733657924" text:style-name="L6">
              <text:list-header>
                <text:p text:style-name="P56">◾ 1024x768 monitor resolution</text:p>
              </text:list-header>
            </text:list>
            <text:list xml:id="list1631624618"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1242779560" text:style-name="L8">
              <text:list-header>
                <text:p text:style-name="P58">◾ Apple Mac OS X 10.2 or later</text:p>
              </text:list-header>
            </text:list>
            <text:p text:style-name="Table_20_Contents"/>
            <text:p text:style-name="Table_20_Contents">Linux</text:p>
            <text:list xml:id="list716627575"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017874026"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1818086824" text:continue-numbering="true" text:style-name="L10">
              <text:list-header>
                <text:p text:style-name="P60">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300536357" text:style-name="L11">
        <text:list-header>
          <text:p text:style-name="P49">❏<text:tab/>Red Hat Enterprise Linux (RHEL) Server 5 and 6</text:p>
          <text:p text:style-name="P49">❏<text:tab/>Community ENTerprise Operating System (CentOS) 5 and 6</text:p>
          <text:p text:style-name="P49">❏<text:tab/>Debian GNU/Linux 5.0 (Lenny) and 6.0 (Squeeze)</text:p>
          <text:p text:style-name="P49">❏<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2127011379"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920666976"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413972268" text:style-name="L13">
              <text:list-header>
                <text:p text:style-name="P62">◾ English</text:p>
                <text:p text:style-name="P62">◾ French</text:p>
                <text:p text:style-name="P62">◾ German</text:p>
                <text:p text:style-name="P62"><text:soft-page-break/>◾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1554232399" text:continue-list="list1920666976"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1871396356"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244126154"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24383951"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1065569332" text:continue-list="list244126154"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13"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3"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13"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13"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3"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354081748" text:style-name="L15">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4">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888695415"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12" office:value-type="string">
            <text:p text:style-name="P4"><text:bookmark text:name="bugnotes1"/><text:bookmark text:name="bugnotes2"/>NGImap4ConnectionGroupPrefix</text:p>
            <text:p text:style-name="Table_20_Contents"/>
          </table:table-cell>
          <table:table-cell table:style-name="Table28.C12"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286139844"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not currently editable in Web interface)</text:p>
          </table:table-cell>
          <table:table-cell table:style-name="Table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667537299"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575877189"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ext:soft-page-break/>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oft-page-break/><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soft-page-break/><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soft-page-break/><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text:soft-page-break/></text:p>
      <text:p text:style-name="Text_20_body"/>
      <text:p text:style-name="P43">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344</meta:editing-cycles>
    <meta:editing-duration>P10DT23H1M5S</meta:editing-duration>
    <dc:date>2011-10-03T16:45:02</dc:date>
    <meta:document-statistic meta:table-count="12" meta:image-count="4" meta:object-count="0" meta:page-count="47" meta:paragraph-count="1036" meta:word-count="9033" meta:character-count="59815" meta:non-whitespace-character-count="51050"/>
    <meta:user-defined meta:name="Info 1"/>
    <meta:user-defined meta:name="Info 2"/>
    <meta:user-defined meta:name="Info 3"/>
    <meta:user-defined meta:name="Info 4"/>
  </office:meta>
</office:document-meta>
</file>